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</style:style>
    <style:style style:name="T378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74807865BR</text:p>
        </text:list-item>
        <text:list-item>
          <text:p text:style-name="P305">AK209743995BR</text:p>
        </text:list-item>
        <text:list-item>
          <text:p text:style-name="P306">AK210307105BR</text:p>
        </text:list-item>
        <text:list-item>
          <text:p text:style-name="P307">AA175191743BR</text:p>
        </text:list-item>
        <text:list-item>
          <text:p text:style-name="P308">AA175156110BR</text:p>
        </text:list-item>
        <text:list-item>
          <text:p text:style-name="P309">AK209892005BR</text:p>
        </text:list-item>
        <text:list-item>
          <text:p text:style-name="P310">AK210269870BR</text:p>
        </text:list-item>
        <text:list-item>
          <text:p text:style-name="P311">AK210083190BR</text:p>
        </text:list-item>
        <text:list-item>
          <text:p text:style-name="P312">AK210089294BR</text:p>
        </text:list-item>
        <text:list-item>
          <text:p text:style-name="P313">AK209786925BR</text:p>
        </text:list-item>
        <text:list-item>
          <text:p text:style-name="P314">AA175556656BR</text:p>
        </text:list-item>
        <text:list-item>
          <text:p text:style-name="P315">AK209738978BR</text:p>
        </text:list-item>
        <text:list-item>
          <text:p text:style-name="P316">AK209749423BR</text:p>
        </text:list-item>
        <text:list-item>
          <text:p text:style-name="P317">AK210066687BR</text:p>
        </text:list-item>
        <text:list-item>
          <text:p text:style-name="P318">AA175458662BR</text:p>
        </text:list-item>
        <text:list-item>
          <text:p text:style-name="P319">AK210323638BR</text:p>
        </text:list-item>
        <text:list-item>
          <text:p text:style-name="P320">AK210334410BR</text:p>
        </text:list-item>
        <text:list-item>
          <text:p text:style-name="P321">AK209962871BR</text:p>
        </text:list-item>
        <text:list-item>
          <text:p text:style-name="P322">AA174165866BR</text:p>
        </text:list-item>
        <text:list-item>
          <text:p text:style-name="P323">AK209370851BR</text:p>
        </text:list-item>
        <text:list-item>
          <text:p text:style-name="P324">AK209305711BR</text:p>
        </text:list-item>
        <text:list-item>
          <text:p text:style-name="P325">AA176535445BR</text:p>
        </text:list-item>
        <text:list-item>
          <text:p text:style-name="P326">AK211505597BR</text:p>
        </text:list-item>
        <text:list-item>
          <text:p text:style-name="P327">AK210218665BR</text:p>
        </text:list-item>
        <text:list-item>
          <text:p text:style-name="P328">AK209793546BR</text:p>
        </text:list-item>
        <text:list-item>
          <text:p text:style-name="P329">AK208841829BR</text:p>
        </text:list-item>
        <text:list-item>
          <text:p text:style-name="P330">AK209296630BR</text:p>
        </text:list-item>
        <text:list-item>
          <text:p text:style-name="P331">AA174652510BR</text:p>
        </text:list-item>
        <text:list-item>
          <text:p text:style-name="P332">AK211870771BR</text:p>
        </text:list-item>
        <text:list-item>
          <text:p text:style-name="P333">AK212167635BR</text:p>
        </text:list-item>
        <text:list-item>
          <text:p text:style-name="P334">AA175049521BR</text:p>
        </text:list-item>
        <text:list-item>
          <text:p text:style-name="P335">AK210210066BR</text:p>
        </text:list-item>
        <text:list-item>
          <text:p text:style-name="P336">AK212043321BR</text:p>
        </text:list-item>
        <text:list-item>
          <text:p text:style-name="P337">AK212300161BR</text:p>
        </text:list-item>
        <text:list-item>
          <text:p text:style-name="P338">AA176352760BR</text:p>
        </text:list-item>
        <text:list-item>
          <text:p text:style-name="P339">AK211403536BR</text:p>
        </text:list-item>
        <text:list-item>
          <text:p text:style-name="P340">AA176091830BR</text:p>
        </text:list-item>
        <text:list-item>
          <text:p text:style-name="P341">AA175132895BR</text:p>
        </text:list-item>
        <text:list-item>
          <text:p text:style-name="P342">AA175175927BR</text:p>
        </text:list-item>
        <text:list-item>
          <text:p text:style-name="P343">AK211723725BR</text:p>
        </text:list-item>
        <text:list-item>
          <text:p text:style-name="P344">AK209921673BR</text:p>
        </text:list-item>
        <text:list-item>
          <text:p text:style-name="P345">AK211607622BR</text:p>
        </text:list-item>
        <text:list-item>
          <text:p text:style-name="P346">AK212184094BR</text:p>
        </text:list-item>
        <text:list-item>
          <text:p text:style-name="P347">AA176015317BR</text:p>
        </text:list-item>
        <text:list-item>
          <text:p text:style-name="P348">AA175929976BR</text:p>
        </text:list-item>
        <text:list-item>
          <text:p text:style-name="P349">AK209417219BR</text:p>
        </text:list-item>
        <text:list-item>
          <text:p text:style-name="P350">AK208788876BR</text:p>
        </text:list-item>
        <text:list-item>
          <text:p text:style-name="P351">AA176533988BR</text:p>
        </text:list-item>
        <text:list-item>
          <text:p text:style-name="P352">AK208630056BR</text:p>
        </text:list-item>
        <text:list-item>
          <text:p text:style-name="P353">AK209680354BR</text:p>
        </text:list-item>
        <text:list-item>
          <text:p text:style-name="P354">AA174777466BR</text:p>
        </text:list-item>
        <text:list-item>
          <text:p text:style-name="P355">AK212352623BR</text:p>
        </text:list-item>
        <text:list-item>
          <text:p text:style-name="P356">AK208454612BR</text:p>
        </text:list-item>
        <text:list-item>
          <text:p text:style-name="P357">AK212176699BR</text:p>
        </text:list-item>
        <text:list-item>
          <text:p text:style-name="P358">AA176308655BR</text:p>
        </text:list-item>
        <text:list-item>
          <text:p text:style-name="P359">AK211380129BR</text:p>
        </text:list-item>
        <text:list-item>
          <text:p text:style-name="P360">AK212108138BR</text:p>
        </text:list-item>
        <text:list-item>
          <text:p text:style-name="P361">AK212187161BR</text:p>
        </text:list-item>
        <text:list-item>
          <text:p text:style-name="P362">AK212353558BR</text:p>
        </text:list-item>
        <text:list-item>
          <text:p text:style-name="P363">QR454211511BR</text:p>
        </text:list-item>
        <text:list-item>
          <text:p text:style-name="P364">AK209792055BR</text:p>
        </text:list-item>
        <text:list-item>
          <text:p text:style-name="P365">AK211294677BR</text:p>
        </text:list-item>
        <text:list-item>
          <text:p text:style-name="P366">AA175779698BR</text:p>
        </text:list-item>
        <text:list-item>
          <text:p text:style-name="P367">AK209606570BR</text:p>
        </text:list-item>
        <text:list-item>
          <text:p text:style-name="P368">AK209629876BR</text:p>
        </text:list-item>
        <text:list-item>
          <text:p text:style-name="P369">AK209171317BR</text:p>
        </text:list-item>
        <text:list-item>
          <text:p text:style-name="P370">AK211470915BR</text:p>
        </text:list-item>
        <text:list-item>
          <text:p text:style-name="P371">AA176594655BR</text:p>
        </text:list-item>
        <text:list-item>
          <text:p text:style-name="P372">AK209921934BR</text:p>
        </text:list-item>
        <text:list-item>
          <text:p text:style-name="P373">AK210236602BR</text:p>
        </text:list-item>
        <text:list-item>
          <text:p text:style-name="P374">AK210242789BR</text:p>
        </text:list-item>
        <text:list-item>
          <text:p text:style-name="P375">AA174437462BR</text:p>
        </text:list-item>
        <text:list-item>
          <text:p text:style-name="P376">AK209793271BR</text:p>
        </text:list-item>
        <text:list-item>
          <text:p text:style-name="P377"><text:span text:style-name="T378">AA175197763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74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2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2T20:46:00Z</meta:creation-date>
    <dc:date>2024-07-12T20:4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61" meta:character-count="1034" meta:row-count="7" meta:non-whitespace-character-count="875"/>
  </office:meta>
</office:document-meta>
</file>